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hack" svg:font-family="hack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073c" officeooo:paragraph-rsid="000d073c"/>
    </style:style>
    <style:style style:name="P2" style:family="paragraph" style:parent-style-name="Standard" style:list-style-name="L2">
      <style:text-properties officeooo:rsid="000d073c" officeooo:paragraph-rsid="000d073c"/>
    </style:style>
    <style:style style:name="P3" style:family="paragraph" style:parent-style-name="Standard">
      <style:text-properties officeooo:paragraph-rsid="000d073c"/>
    </style:style>
    <style:style style:name="P4" style:family="paragraph" style:parent-style-name="Standard" style:list-style-name="L2">
      <style:text-properties officeooo:paragraph-rsid="000d073c"/>
    </style:style>
    <style:style style:name="T1" style:family="text">
      <style:text-properties officeooo:rsid="000d073c"/>
    </style:style>
    <style:style style:name="T2" style:family="text">
      <style:text-properties fo:color="#bbbbbb" style:font-name="hack" fo:font-size="10.5pt" fo:font-weight="normal" fo:background-color="#282c34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How to compile and install</text:span></text:p>
      <text:p text:style-name="P3"/>
      <text:list xml:id="list2833243936" text:style-name="L2">
        <text:list-item>
          <text:p text:style-name="P4"><text:span text:style-name="T1">create a folder where you want to store the files of the server.</text:span></text:p>
        </text:list-item>
        <text:list-item>
          <text:p text:style-name="P4"><text:span text:style-name="T1">Open server.py and update the directory of </text:span><text:span text:style-name="T2">root</text:span><text:span text:style-name="T1"> to where the folder is</text:span></text:p>
        </text:list-item>
        <text:list-item>
          <text:p text:style-name="P2">configure the Ips of the other two servers in <text:span text:style-name="T2">servers_to_connect</text:span></text:p>
        </text:list-item>
        <text:list-item>
          <text:p text:style-name="P2">if you are running the server and client on the same machine then keep the folders separate for client and for server</text:p>
        </text:list-item>
        <text:list-item>
          <text:p text:style-name="P2">Open client.py and update the directory of <text:span text:style-name="T2">root</text:span> to where the client folder is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hack" svg:font-family="hack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23:09:40.451794752</meta:creation-date>
    <dc:date>2018-11-30T23:19:54.376199407</dc:date>
    <meta:editing-duration>PT3S</meta:editing-duration>
    <meta:editing-cycles>1</meta:editing-cycles>
    <meta:document-statistic meta:table-count="0" meta:image-count="0" meta:object-count="0" meta:page-count="1" meta:paragraph-count="6" meta:word-count="82" meta:character-count="428" meta:non-whitespace-character-count="357"/>
    <meta:generator>LibreOffice/6.0.3.2$Linux_X86_64 LibreOffice_project/00m0$Build-2</meta:generator>
  </office:meta>
</office:document-meta>
</file>